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3f203c"/>
    </style:style>
    <style:style style:name="P2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2a6003"/>
    </style:style>
    <style:style style:name="P3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2d4542"/>
    </style:style>
    <style:style style:name="P4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62f3e9"/>
    </style:style>
    <style:style style:name="P5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FreeMono" fo:font-size="14pt" officeooo:rsid="0031e8a8" officeooo:paragraph-rsid="0031e8a8" style:font-size-asian="12.25pt" style:font-size-complex="14pt"/>
    </style:style>
    <style:style style:name="P6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FreeMono" officeooo:rsid="002a6003" officeooo:paragraph-rsid="002a6003"/>
    </style:style>
    <style:style style:name="P7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2a6003" officeooo:paragraph-rsid="002a6003"/>
    </style:style>
    <style:style style:name="P8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2cbd09" officeooo:paragraph-rsid="002cbd09"/>
    </style:style>
    <style:style style:name="P9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5pt" officeooo:rsid="002d4542" officeooo:paragraph-rsid="002d4542" style:font-size-asian="15pt" style:font-size-complex="15pt"/>
    </style:style>
    <style:style style:name="P10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5pt" officeooo:rsid="002e5553" officeooo:paragraph-rsid="00393f39" style:font-size-asian="13.1000003814697pt" style:font-size-complex="15pt"/>
    </style:style>
    <style:style style:name="P11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5pt" officeooo:rsid="002e5553" officeooo:paragraph-rsid="002e5553" style:font-size-asian="13.1000003814697pt" style:font-size-complex="15pt"/>
    </style:style>
    <style:style style:name="P12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335df2" officeooo:paragraph-rsid="00335df2"/>
    </style:style>
    <style:style style:name="P13" style:family="paragraph" style:parent-style-name="Standard">
      <style:paragraph-properties fo:margin-top="0.101cm" fo:margin-bottom="0.101cm" loext:contextual-spacing="false" fo:text-align="justify" style:justify-single-word="false"/>
      <style:text-properties style:text-underline-style="solid" style:text-underline-width="auto" style:text-underline-color="font-color" officeooo:rsid="00365c46" officeooo:paragraph-rsid="00365c46"/>
    </style:style>
    <style:style style:name="P14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normal" officeooo:rsid="0035fe1d" officeooo:paragraph-rsid="00335df2" style:font-weight-asian="normal" style:font-weight-complex="normal"/>
    </style:style>
    <style:style style:name="P15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normal" officeooo:rsid="002d4542" officeooo:paragraph-rsid="002d4542" style:font-weight-asian="normal" style:font-weight-complex="normal"/>
    </style:style>
    <style:style style:name="P16" style:family="paragraph" style:parent-style-name="Text_20_body">
      <style:paragraph-properties fo:margin-top="0.101cm" fo:margin-bottom="0.101cm" loext:contextual-spacing="false" fo:text-align="justify" style:justify-single-word="false"/>
    </style:style>
    <style:style style:name="P17" style:family="paragraph" style:parent-style-name="Standard">
      <style:paragraph-properties fo:margin-top="0.101cm" fo:margin-bottom="0.101cm" loext:contextual-spacing="false" fo:text-align="justify" style:justify-single-word="false" fo:break-before="page"/>
      <style:text-properties fo:font-size="15pt" officeooo:rsid="002e5553" officeooo:paragraph-rsid="00393f39" style:font-size-asian="13.1000003814697pt" style:font-size-complex="15pt"/>
    </style:style>
    <style:style style:name="P18" style:family="paragraph" style:parent-style-name="Footnote">
      <style:text-properties officeooo:rsid="003b889c" officeooo:paragraph-rsid="003b889c"/>
    </style:style>
    <style:style style:name="P19" style:family="paragraph" style:parent-style-name="Standard">
      <style:paragraph-properties fo:margin-top="0.201cm" fo:margin-bottom="0.201cm" loext:contextual-spacing="false" fo:text-align="justify" style:justify-single-word="false" fo:break-before="page"/>
      <style:text-properties fo:font-size="15pt" officeooo:rsid="0051cb54" officeooo:paragraph-rsid="0051cb54" style:font-size-asian="13.1000003814697pt" style:font-size-complex="15pt"/>
    </style:style>
    <style:style style:name="P20" style:family="paragraph" style:parent-style-name="Standard">
      <style:paragraph-properties fo:margin-top="0.201cm" fo:margin-bottom="0.201cm" loext:contextual-spacing="false" fo:text-align="justify" style:justify-single-word="false" fo:break-before="page"/>
      <style:text-properties fo:font-size="15pt" fo:font-weight="normal" officeooo:rsid="00577031" officeooo:paragraph-rsid="00577031" style:font-size-asian="13.1000003814697pt" style:font-weight-asian="normal" style:font-size-complex="15pt" style:font-weight-complex="normal"/>
    </style:style>
    <style:style style:name="P21" style:family="paragraph" style:parent-style-name="Standard">
      <style:paragraph-properties fo:margin-top="0.201cm" fo:margin-bottom="0.201cm" loext:contextual-spacing="false" fo:text-align="justify" style:justify-single-word="false" fo:break-before="page"/>
      <style:text-properties fo:color="#c9211e" fo:font-size="18pt" fo:font-weight="bold" officeooo:rsid="005fa0f8" officeooo:paragraph-rsid="005fa0f8" style:font-size-asian="18pt" style:font-weight-asian="bold" style:font-size-complex="18pt" style:font-weight-complex="bold"/>
    </style:style>
    <style:style style:name="P22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2d4542"/>
    </style:style>
    <style:style style:name="P23" style:family="paragraph" style:parent-style-name="Standard">
      <style:paragraph-properties fo:margin-top="0.201cm" fo:margin-bottom="0.201cm" loext:contextual-spacing="false" fo:text-align="justify" style:justify-single-word="false"/>
      <style:text-properties fo:font-weight="normal" officeooo:rsid="002d4542" officeooo:paragraph-rsid="002d4542" style:font-weight-asian="normal" style:font-weight-complex="normal"/>
    </style:style>
    <style:style style:name="P24" style:family="paragraph" style:parent-style-name="Standard">
      <style:paragraph-properties fo:margin-top="0.201cm" fo:margin-bottom="0.201cm" loext:contextual-spacing="false" fo:text-align="justify" style:justify-single-word="false"/>
      <style:text-properties fo:font-weight="normal" officeooo:rsid="005867a8" officeooo:paragraph-rsid="002d4542" style:font-weight-asian="normal" style:font-weight-complex="normal"/>
    </style:style>
    <style:style style:name="P25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rsid="0059c016" officeooo:paragraph-rsid="0059c016"/>
    </style:style>
    <style:style style:name="P26" style:family="paragraph" style:parent-style-name="Standard">
      <style:paragraph-properties fo:margin-top="0.201cm" fo:margin-bottom="0.201cm" loext:contextual-spacing="false" fo:text-align="justify" style:justify-single-word="false"/>
      <style:text-properties fo:color="#c9211e" fo:font-weight="bold" officeooo:rsid="005fa0f8" officeooo:paragraph-rsid="005fa0f8" style:font-weight-asian="bold" style:font-weight-complex="bold"/>
    </style:style>
    <style:style style:name="P27" style:family="paragraph" style:parent-style-name="Standard">
      <style:paragraph-properties fo:margin-top="0.201cm" fo:margin-bottom="0.201cm" loext:contextual-spacing="false" fo:text-align="justify" style:justify-single-word="false"/>
      <style:text-properties fo:color="#c9211e" style:text-underline-style="solid" style:text-underline-width="auto" style:text-underline-color="font-color" fo:font-weight="normal" officeooo:rsid="005fa0f8" officeooo:paragraph-rsid="005fa0f8" style:font-weight-asian="normal" style:font-weight-complex="normal"/>
    </style:style>
    <style:style style:name="P28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officeooo:rsid="00365c46" officeooo:paragraph-rsid="00365c46"/>
    </style:style>
    <style:style style:name="P29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fo:font-weight="normal" officeooo:rsid="0037f440" officeooo:paragraph-rsid="0037f440" style:font-weight-asian="normal" style:font-weight-complex="normal"/>
    </style:style>
    <style:style style:name="P30" style:family="paragraph" style:parent-style-name="Standard" style:list-style-name="L2">
      <style:paragraph-properties fo:margin-top="0.101cm" fo:margin-bottom="0.101cm" loext:contextual-spacing="false" fo:text-align="justify" style:justify-single-word="false"/>
      <style:text-properties fo:font-weight="normal" officeooo:rsid="004f6d5c" officeooo:paragraph-rsid="0062f3e9" style:font-weight-asian="normal" style:font-weight-complex="normal"/>
    </style:style>
    <style:style style:name="P31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officeooo:rsid="0037f440" officeooo:paragraph-rsid="0037f440"/>
    </style:style>
    <style:style style:name="P32" style:family="paragraph" style:parent-style-name="Standard" style:list-style-name="L2">
      <style:paragraph-properties fo:margin-top="0.101cm" fo:margin-bottom="0.101cm" loext:contextual-spacing="false" fo:text-align="justify" style:justify-single-word="false"/>
      <style:text-properties officeooo:rsid="003f203c" officeooo:paragraph-rsid="003f203c"/>
    </style:style>
    <style:style style:name="P33" style:family="paragraph" style:parent-style-name="Standard" style:list-style-name="L2">
      <style:paragraph-properties fo:margin-top="0.101cm" fo:margin-bottom="0.101cm" loext:contextual-spacing="false" fo:text-align="justify" style:justify-single-word="false"/>
      <style:text-properties officeooo:rsid="003f203c" officeooo:paragraph-rsid="0062f3e9"/>
    </style:style>
    <style:style style:name="P34" style:family="paragraph" style:parent-style-name="Standard" style:list-style-name="L2">
      <style:paragraph-properties fo:margin-top="0.101cm" fo:margin-bottom="0.101cm" loext:contextual-spacing="false" fo:text-align="justify" style:justify-single-word="false"/>
      <style:text-properties officeooo:paragraph-rsid="003f203c"/>
    </style:style>
    <style:style style:name="P35" style:family="paragraph" style:parent-style-name="Standard" style:list-style-name="L2">
      <style:paragraph-properties fo:margin-top="0.101cm" fo:margin-bottom="0.101cm" loext:contextual-spacing="false" fo:text-align="justify" style:justify-single-word="false"/>
      <style:text-properties officeooo:paragraph-rsid="0062f3e9"/>
    </style:style>
    <style:style style:name="P36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2cbd09"/>
    </style:style>
    <style:style style:name="P37" style:family="paragraph" style:parent-style-name="Standard" style:list-style-name="L2">
      <style:paragraph-properties fo:margin-top="0.101cm" fo:margin-bottom="0.101cm" loext:contextual-spacing="false" fo:text-align="justify" style:justify-single-word="false"/>
      <style:text-properties officeooo:rsid="004da63f" officeooo:paragraph-rsid="004da63f"/>
    </style:style>
    <style:style style:name="P38" style:family="paragraph" style:parent-style-name="Standard" style:list-style-name="L2">
      <style:paragraph-properties fo:margin-top="0.101cm" fo:margin-bottom="0.101cm" loext:contextual-spacing="false" fo:text-align="justify" style:justify-single-word="false"/>
      <style:text-properties officeooo:rsid="004f6d5c" officeooo:paragraph-rsid="004f6d5c"/>
    </style:style>
    <style:style style:name="P39" style:family="paragraph" style:parent-style-name="Standard" style:list-style-name="L2">
      <style:paragraph-properties fo:margin-top="0.101cm" fo:margin-bottom="0.101cm" loext:contextual-spacing="false" fo:text-align="justify" style:justify-single-word="false"/>
      <style:text-properties officeooo:rsid="004f6d5c" officeooo:paragraph-rsid="0062f3e9"/>
    </style:style>
    <style:style style:name="P40" style:family="paragraph" style:parent-style-name="Standard" style:list-style-name="L3">
      <style:paragraph-properties fo:margin-top="0.201cm" fo:margin-bottom="0.201cm" loext:contextual-spacing="false" fo:text-align="justify" style:justify-single-word="false"/>
      <style:text-properties officeooo:rsid="0059c016" officeooo:paragraph-rsid="0059c016"/>
    </style:style>
    <style:style style:name="P41" style:family="paragraph" style:parent-style-name="Standard" style:list-style-name="L3">
      <style:paragraph-properties fo:margin-top="0.201cm" fo:margin-bottom="0.201cm" loext:contextual-spacing="false" fo:text-align="justify" style:justify-single-word="false"/>
      <style:text-properties officeooo:rsid="005cf4b6" officeooo:paragraph-rsid="005cf4b6"/>
    </style:style>
    <style:style style:name="P42" style:family="paragraph" style:parent-style-name="Standard" style:list-style-name="L3">
      <style:paragraph-properties fo:margin-top="0.201cm" fo:margin-bottom="0.201cm" loext:contextual-spacing="false" fo:text-align="justify" style:justify-single-word="false"/>
      <style:text-properties officeooo:paragraph-rsid="005cf4b6"/>
    </style:style>
    <style:style style:name="P43" style:family="paragraph" style:parent-style-name="Standard" style:list-style-name="L4">
      <style:paragraph-properties fo:margin-top="0.201cm" fo:margin-bottom="0.201cm" loext:contextual-spacing="false" fo:text-align="justify" style:justify-single-word="false"/>
      <style:text-properties officeooo:paragraph-rsid="006a1614"/>
    </style:style>
    <style:style style:name="P44" style:family="paragraph" style:parent-style-name="Standard" style:list-style-name="L4">
      <style:paragraph-properties fo:margin-top="0.201cm" fo:margin-bottom="0.201cm" loext:contextual-spacing="false" fo:text-align="justify" style:justify-single-word="false"/>
      <style:text-properties fo:color="#c9211e" fo:font-weight="normal" officeooo:rsid="005fa0f8" officeooo:paragraph-rsid="005fa0f8" style:font-weight-asian="normal" style:font-weight-complex="normal"/>
    </style:style>
    <style:style style:name="P45" style:family="paragraph" style:parent-style-name="Standard" style:list-style-name="L5">
      <style:paragraph-properties fo:margin-top="0.201cm" fo:margin-bottom="0.201cm" loext:contextual-spacing="false" fo:text-align="justify" style:justify-single-word="false"/>
      <style:text-properties fo:color="#c9211e" fo:font-weight="normal" officeooo:rsid="005fa0f8" officeooo:paragraph-rsid="005fa0f8" style:font-weight-asian="normal" style:font-weight-complex="normal"/>
    </style:style>
    <style:style style:name="P46" style:family="paragraph" style:parent-style-name="Standard" style:list-style-name="L4">
      <style:paragraph-properties fo:margin-top="0.201cm" fo:margin-bottom="0.201cm" loext:contextual-spacing="false" fo:text-align="justify" style:justify-single-word="false"/>
      <style:text-properties fo:color="#c9211e" fo:font-weight="normal" officeooo:rsid="00690d72" officeooo:paragraph-rsid="00690d72" style:font-weight-asian="normal" style:font-weight-complex="normal"/>
    </style:style>
    <style:style style:name="P47" style:family="paragraph" style:parent-style-name="Standard">
      <style:paragraph-properties fo:margin-top="0.201cm" fo:margin-bottom="0.201cm" loext:contextual-spacing="false" fo:text-align="justify" style:justify-single-word="false"/>
      <style:text-properties fo:color="#c9211e" fo:font-style="normal" fo:font-weight="normal" officeooo:rsid="006953d4" officeooo:paragraph-rsid="006953d4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margin-top="0.201cm" fo:margin-bottom="0.201cm" loext:contextual-spacing="false" fo:text-align="justify" style:justify-single-word="false"/>
      <style:text-properties fo:color="#c9211e" fo:font-style="normal" fo:font-weight="normal" officeooo:rsid="005fa0f8" officeooo:paragraph-rsid="005fa0f8" style:font-style-asian="normal" style:font-weight-asian="normal" style:font-style-complex="normal" style:font-weight-complex="normal"/>
    </style:style>
    <style:style style:name="P49" style:family="paragraph" style:parent-style-name="Standard" style:list-style-name="L5">
      <style:paragraph-properties fo:margin-top="0.201cm" fo:margin-bottom="0.201cm" loext:contextual-spacing="false" fo:text-align="justify" style:justify-single-word="false"/>
      <style:text-properties fo:color="#c9211e" fo:font-style="normal" fo:font-weight="normal" officeooo:rsid="006f14d9" officeooo:paragraph-rsid="006f14d9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margin-top="0.201cm" fo:margin-bottom="0.201cm" loext:contextual-spacing="false" fo:text-align="justify" style:justify-single-word="false"/>
      <style:text-properties fo:color="#c9211e" fo:font-style="normal" style:text-underline-style="solid" style:text-underline-width="auto" style:text-underline-color="font-color" fo:font-weight="normal" officeooo:rsid="006a1614" officeooo:paragraph-rsid="006a1614" style:font-style-asian="normal" style:font-weight-asian="normal" style:font-style-complex="normal" style:font-weight-complex="normal"/>
    </style:style>
    <style:style style:name="P51" style:family="paragraph" style:parent-style-name="Standard" style:list-style-name="L4">
      <style:paragraph-properties fo:margin-top="0.201cm" fo:margin-bottom="0.201cm" loext:contextual-spacing="false" fo:text-align="justify" style:justify-single-word="false"/>
      <style:text-properties fo:color="#c9211e" fo:font-style="italic" fo:font-weight="normal" officeooo:rsid="006953d4" officeooo:paragraph-rsid="006a1614" style:font-style-asian="italic" style:font-weight-asian="normal" style:font-style-complex="italic" style:font-weight-complex="normal"/>
    </style:style>
    <style:style style:name="P52" style:family="paragraph" style:parent-style-name="Standard" style:list-style-name="L4">
      <style:paragraph-properties fo:margin-top="0.201cm" fo:margin-bottom="0.201cm" loext:contextual-spacing="false" fo:text-align="justify" style:justify-single-word="false"/>
      <style:text-properties fo:color="#c9211e" fo:font-style="italic" fo:font-weight="normal" officeooo:rsid="006bcb41" officeooo:paragraph-rsid="006bcb41" style:font-style-asian="italic" style:font-weight-asian="normal" style:font-style-complex="italic" style:font-weight-complex="normal"/>
    </style:style>
    <style:style style:name="P53" style:family="paragraph" style:parent-style-name="Standard" style:list-style-name="L4">
      <style:paragraph-properties fo:margin-top="0.201cm" fo:margin-bottom="0.201cm" loext:contextual-spacing="false" fo:text-align="justify" style:justify-single-word="false"/>
      <style:text-properties fo:color="#c9211e" fo:font-style="italic" fo:font-weight="normal" officeooo:rsid="006d3729" officeooo:paragraph-rsid="006d3729" style:font-style-asian="italic" style:font-weight-asian="normal" style:font-style-complex="italic" style:font-weight-complex="normal"/>
    </style:style>
    <style:style style:name="P54" style:family="paragraph" style:parent-style-name="Standard" style:list-style-name="L5">
      <style:paragraph-properties fo:margin-top="0.201cm" fo:margin-bottom="0.201cm" loext:contextual-spacing="false" fo:text-align="justify" style:justify-single-word="false"/>
      <style:text-properties fo:color="#c9211e" fo:font-style="italic" fo:font-weight="normal" officeooo:rsid="006b88e4" officeooo:paragraph-rsid="006b88e4" style:font-style-asian="italic" style:font-weight-asian="normal" style:font-style-complex="italic" style:font-weight-complex="normal"/>
    </style:style>
    <style:style style:name="P55" style:family="paragraph" style:parent-style-name="Standard" style:list-style-name="L5">
      <style:paragraph-properties fo:margin-top="0.201cm" fo:margin-bottom="0.201cm" loext:contextual-spacing="false" fo:text-align="justify" style:justify-single-word="false"/>
      <style:text-properties fo:color="#c9211e" fo:font-style="italic" fo:font-weight="normal" officeooo:rsid="006dcf67" officeooo:paragraph-rsid="006dcf67" style:font-style-asian="italic" style:font-weight-asian="normal" style:font-style-complex="italic" style:font-weight-complex="normal"/>
    </style:style>
    <style:style style:name="T1" style:family="text">
      <style:text-properties style:font-name="FreeMono"/>
    </style:style>
    <style:style style:name="T2" style:family="text">
      <style:text-properties style:font-name="FreeMono" fo:font-size="14pt" style:font-size-asian="14pt" style:font-size-complex="14pt"/>
    </style:style>
    <style:style style:name="T3" style:family="text">
      <style:text-properties style:font-name="FreeMono" fo:font-size="14pt" officeooo:rsid="004c046d" style:font-size-asian="14pt" style:font-size-complex="14pt"/>
    </style:style>
    <style:style style:name="T4" style:family="text">
      <style:text-properties style:font-name="FreeMono" fo:font-size="14pt" fo:font-weight="normal" officeooo:rsid="0031e8a8" style:font-size-asian="12.25pt" style:font-weight-asian="normal" style:font-size-complex="14pt" style:font-weight-complex="normal"/>
    </style:style>
    <style:style style:name="T5" style:family="text">
      <style:text-properties style:font-name="FreeMono" fo:font-size="14pt" style:text-underline-style="solid" style:text-underline-width="auto" style:text-underline-color="font-color" fo:font-weight="normal" officeooo:rsid="003f203c" style:font-size-asian="12.25pt" style:font-weight-asian="normal" style:font-size-complex="14pt" style:font-weight-complex="normal"/>
    </style:style>
    <style:style style:name="T6" style:family="text">
      <style:text-properties style:font-name="FreeMono" fo:font-size="14pt" style:text-underline-style="solid" style:text-underline-width="auto" style:text-underline-color="font-color" fo:font-weight="normal" officeooo:rsid="004976bb" style:font-size-asian="12.25pt" style:font-weight-asian="normal" style:font-size-complex="14pt" style:font-weight-complex="normal"/>
    </style:style>
    <style:style style:name="T7" style:family="text">
      <style:text-properties style:font-name="FreeMono" fo:font-size="14pt" style:text-underline-style="solid" style:text-underline-width="auto" style:text-underline-color="font-color" fo:font-weight="normal" officeooo:rsid="0062f3e9" style:font-size-asian="12.25pt" style:font-weight-asian="normal" style:font-size-complex="14pt" style:font-weight-complex="normal"/>
    </style:style>
    <style:style style:name="T8" style:family="text">
      <style:text-properties style:font-name="FreeMono" officeooo:rsid="002d4542"/>
    </style:style>
    <style:style style:name="T9" style:family="text">
      <style:text-properties style:font-name="FreeMono" fo:font-weight="normal" style:font-weight-asian="normal" style:font-weight-complex="normal"/>
    </style:style>
    <style:style style:name="T10" style:family="text">
      <style:text-properties style:font-name="FreeMono" fo:font-weight="normal" officeooo:rsid="00548375" style:font-weight-asian="normal" style:font-weight-complex="normal"/>
    </style:style>
    <style:style style:name="T11" style:family="text">
      <style:text-properties style:font-name="FreeMono" fo:font-weight="normal" officeooo:rsid="005865fb" style:font-weight-asian="normal" style:font-weight-complex="normal"/>
    </style:style>
    <style:style style:name="T12" style:family="text">
      <style:text-properties style:font-name="FreeMono" fo:font-weight="normal" officeooo:rsid="005867a8" style:font-weight-asian="normal" style:font-weight-complex="normal"/>
    </style:style>
    <style:style style:name="T13" style:family="text">
      <style:text-properties style:font-name="FreeMono" fo:font-weight="normal" officeooo:rsid="005f052b" style:font-weight-asian="normal" style:font-weight-complex="normal"/>
    </style:style>
    <style:style style:name="T14" style:family="text">
      <style:text-properties style:font-name="FreeMono" fo:font-weight="normal" officeooo:rsid="005cf4b6" style:font-weight-asian="normal" style:font-weight-complex="normal"/>
    </style:style>
    <style:style style:name="T15" style:family="text">
      <style:text-properties style:font-name="FreeMono" officeooo:rsid="003ace48"/>
    </style:style>
    <style:style style:name="T16" style:family="text">
      <style:text-properties style:font-name="FreeMono" officeooo:rsid="003b889c"/>
    </style:style>
    <style:style style:name="T17" style:family="text">
      <style:text-properties style:font-name="FreeMono" officeooo:rsid="003f203c"/>
    </style:style>
    <style:style style:name="T18" style:family="text">
      <style:text-properties style:font-name="FreeMono" officeooo:rsid="004a36f6"/>
    </style:style>
    <style:style style:name="T19" style:family="text">
      <style:text-properties style:font-name="FreeMono" officeooo:rsid="004417c5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d4542" style:font-weight-asian="normal" style:font-weight-complex="normal"/>
    </style:style>
    <style:style style:name="T22" style:family="text">
      <style:text-properties fo:font-weight="normal" officeooo:rsid="0035399f" style:font-weight-asian="normal" style:font-weight-complex="normal"/>
    </style:style>
    <style:style style:name="T23" style:family="text">
      <style:text-properties fo:font-weight="normal" officeooo:rsid="0035fe1d" style:font-weight-asian="normal" style:font-weight-complex="normal"/>
    </style:style>
    <style:style style:name="T24" style:family="text">
      <style:text-properties fo:font-weight="normal" officeooo:rsid="00548375" style:font-weight-asian="normal" style:font-weight-complex="normal"/>
    </style:style>
    <style:style style:name="T25" style:family="text">
      <style:text-properties fo:font-weight="normal" officeooo:rsid="00577031" style:font-weight-asian="normal" style:font-weight-complex="normal"/>
    </style:style>
    <style:style style:name="T26" style:family="text">
      <style:text-properties fo:font-weight="normal" officeooo:rsid="005865fb" style:font-weight-asian="normal" style:font-weight-complex="normal"/>
    </style:style>
    <style:style style:name="T27" style:family="text">
      <style:text-properties fo:font-weight="normal" officeooo:rsid="005867a8" style:font-weight-asian="normal" style:font-weight-complex="normal"/>
    </style:style>
    <style:style style:name="T28" style:family="text">
      <style:text-properties fo:font-weight="normal" officeooo:rsid="005f052b" style:font-weight-asian="normal" style:font-weight-complex="normal"/>
    </style:style>
    <style:style style:name="T29" style:family="text">
      <style:text-properties fo:font-weight="normal" officeooo:rsid="005cf4b6" style:font-weight-asian="normal" style:font-weight-complex="normal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style:text-position="sub 58%"/>
    </style:style>
    <style:style style:name="T32" style:family="text">
      <style:text-properties style:text-position="sub 58%" officeooo:rsid="002cbd09"/>
    </style:style>
    <style:style style:name="T33" style:family="text">
      <style:text-properties style:text-position="0% 100%"/>
    </style:style>
    <style:style style:name="T34" style:family="text">
      <style:text-properties style:text-position="0% 100%" fo:font-weight="bold" style:font-weight-asian="bold" style:font-weight-complex="bold"/>
    </style:style>
    <style:style style:name="T35" style:family="text">
      <style:text-properties style:text-position="0% 100%" fo:font-weight="bold" officeooo:rsid="002cbd09" style:font-weight-asian="bold" style:font-weight-complex="bold"/>
    </style:style>
    <style:style style:name="T36" style:family="text">
      <style:text-properties style:text-position="0% 100%" fo:font-weight="normal" style:font-weight-asian="normal" style:font-weight-complex="normal"/>
    </style:style>
    <style:style style:name="T37" style:family="text">
      <style:text-properties style:text-position="0% 100%" fo:font-weight="normal" officeooo:rsid="002cbd09" style:font-weight-asian="normal" style:font-weight-complex="normal"/>
    </style:style>
    <style:style style:name="T38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style:text-position="0% 100%" fo:font-style="normal" fo:font-weight="normal" officeooo:rsid="002cbd09" style:font-style-asian="normal" style:font-weight-asian="normal" style:font-style-complex="normal" style:font-weight-complex="normal"/>
    </style:style>
    <style:style style:name="T40" style:family="text">
      <style:text-properties style:text-position="0% 100%" style:font-name="FreeMono"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style:text-position="0% 100%" style:font-name="FreeMono" fo:font-style="normal" fo:font-weight="normal" officeooo:rsid="002cbd09" style:font-style-asian="normal" style:font-weight-asian="normal" style:font-style-complex="normal" style:font-weight-complex="normal"/>
    </style:style>
    <style:style style:name="T42" style:family="text">
      <style:text-properties style:text-position="0% 100%" style:font-name="FreeMono" fo:font-weight="normal" style:font-weight-asian="normal" style:font-weight-complex="normal"/>
    </style:style>
    <style:style style:name="T43" style:family="text">
      <style:text-properties style:text-position="0% 100%" style:font-name="FreeMono" fo:font-weight="normal" officeooo:rsid="002cbd09" style:font-weight-asian="normal" style:font-weight-complex="normal"/>
    </style:style>
    <style:style style:name="T44" style:family="text">
      <style:text-properties style:text-position="0% 100%" officeooo:rsid="002cbd09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35399f" style:font-weight-asian="bold" style:font-weight-complex="bold"/>
    </style:style>
    <style:style style:name="T47" style:family="text">
      <style:text-properties fo:font-weight="bold" officeooo:rsid="003b889c" style:font-weight-asian="bold" style:font-weight-complex="bold"/>
    </style:style>
    <style:style style:name="T48" style:family="text">
      <style:text-properties fo:font-weight="bold" officeooo:rsid="006476ef" style:font-weight-asian="bold" style:font-weight-complex="bold"/>
    </style:style>
    <style:style style:name="T49" style:family="text">
      <style:text-properties fo:font-weight="bold" officeooo:rsid="006634c2" style:font-weight-asian="bold" style:font-weight-complex="bold"/>
    </style:style>
    <style:style style:name="T50" style:family="text">
      <style:text-properties fo:font-weight="bold" officeooo:rsid="00683576" style:font-weight-asian="bold" style:font-weight-complex="bold"/>
    </style:style>
    <style:style style:name="T51" style:family="text">
      <style:text-properties officeooo:rsid="002d4542"/>
    </style:style>
    <style:style style:name="T52" style:family="text">
      <style:text-properties officeooo:rsid="00304f7e"/>
    </style:style>
    <style:style style:name="T53" style:family="text">
      <style:text-properties officeooo:rsid="0035399f"/>
    </style:style>
    <style:style style:name="T5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5" style:family="text">
      <style:text-properties style:text-underline-style="solid" style:text-underline-width="auto" style:text-underline-color="font-color" fo:font-weight="normal" officeooo:rsid="0035fe1d" style:font-weight-asian="normal" style:font-weight-complex="normal"/>
    </style:style>
    <style:style style:name="T56" style:family="text">
      <style:text-properties style:text-underline-style="solid" style:text-underline-width="auto" style:text-underline-color="font-color" fo:font-weight="normal" officeooo:rsid="00365c46" style:font-weight-asian="normal" style:font-weight-complex="normal"/>
    </style:style>
    <style:style style:name="T57" style:family="text">
      <style:text-properties officeooo:rsid="00393f39"/>
    </style:style>
    <style:style style:name="T58" style:family="text">
      <style:text-properties officeooo:rsid="003ace48"/>
    </style:style>
    <style:style style:name="T59" style:family="text">
      <style:text-properties officeooo:rsid="003b889c"/>
    </style:style>
    <style:style style:name="T60" style:family="text">
      <style:text-properties officeooo:rsid="003e384a"/>
    </style:style>
    <style:style style:name="T61" style:family="text">
      <style:text-properties officeooo:rsid="003f203c"/>
    </style:style>
    <style:style style:name="T62" style:family="text">
      <style:text-properties officeooo:rsid="004139f3"/>
    </style:style>
    <style:style style:name="T63" style:family="text">
      <style:text-properties officeooo:rsid="004417c5"/>
    </style:style>
    <style:style style:name="T64" style:family="text">
      <style:text-properties officeooo:rsid="0046279d"/>
    </style:style>
    <style:style style:name="T65" style:family="text">
      <style:text-properties officeooo:rsid="00481d53"/>
    </style:style>
    <style:style style:name="T66" style:family="text">
      <style:text-properties officeooo:rsid="002a6003"/>
    </style:style>
    <style:style style:name="T67" style:family="text">
      <style:text-properties officeooo:rsid="004d0112"/>
    </style:style>
    <style:style style:name="T68" style:family="text">
      <style:text-properties officeooo:rsid="004d6d9f"/>
    </style:style>
    <style:style style:name="T69" style:family="text">
      <style:text-properties fo:color="#3faf46" fo:font-weight="bold" style:font-weight-asian="bold" style:font-weight-complex="bold"/>
    </style:style>
    <style:style style:name="T70" style:family="text">
      <style:text-properties officeooo:rsid="005e376b"/>
    </style:style>
    <style:style style:name="T71" style:family="text">
      <style:text-properties officeooo:rsid="005e9331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normal" style:font-style-asian="normal" style:font-style-complex="normal"/>
    </style:style>
    <style:style style:name="T74" style:family="text">
      <style:text-properties officeooo:rsid="004da63f"/>
    </style:style>
    <style:style style:name="T75" style:family="text">
      <style:text-properties fo:color="#c9211e" fo:font-style="normal" fo:font-weight="normal" officeooo:rsid="006a1614" style:font-style-asian="normal" style:font-weight-asian="normal" style:font-style-complex="normal" style:font-weight-complex="normal"/>
    </style:style>
    <style:style style:name="T76" style:family="text">
      <style:text-properties fo:color="#c9211e" fo:font-style="normal" fo:font-weight="normal" officeooo:rsid="00690d72" style:font-style-asian="normal" style:font-weight-asian="normal" style:font-style-complex="normal" style:font-weight-complex="normal"/>
    </style:style>
    <style:style style:name="T77" style:family="text">
      <style:text-properties fo:color="#c9211e" fo:font-style="italic" fo:font-weight="normal" officeooo:rsid="00690d72" style:font-style-asian="italic" style:font-weight-asian="normal" style:font-style-complex="italic" style:font-weight-complex="normal"/>
    </style:style>
    <style:style style:name="T78" style:family="text">
      <style:text-properties officeooo:rsid="002cbd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ECTURE DU SIGNAL</text:p>
      <text:p text:style-name="P5">audioread.c</text:p>
      <text:p text:style-name="P12">Note : un byte = un octet</text:p>
      <text:p text:style-name="P12"><text:tab/>Un fichier sous format .wav commence par un <text:span text:style-name="T45">en-tête de 44 octets</text:span>. <text:span text:style-name="T53">Ensuite, chaque échantillon (valeur ponctuelle du signal sonore) est généralement codée sur </text:span><text:span text:style-name="T46">2 octets</text:span><text:span text:style-name="T22">. </text:span><text:span text:style-name="T23">Ici, tous les extraits audio analysés sont en mono (une seule chaîne audio).</text:span></text:p>
      <text:p text:style-name="P14"/>
      <text:p text:style-name="P13"><text:span text:style-name="T23">P</text:span><text:span text:style-name="T20">lan de </text:span><text:span text:style-name="T4">audioread</text:span><text:span text:style-name="T20"> :</text:span></text:p>
      <text:list xml:id="list3104614732" text:style-name="L1">
        <text:list-item>
          <text:p text:style-name="P28"><text:span text:style-name="T54">Entrée :</text:span><text:span text:style-name="T20"> nom du fichier .wav</text:span></text:p>
        </text:list-item>
        <text:list-item>
          <text:p text:style-name="P29">Ouverture du fichier</text:p>
        </text:list-item>
        <text:list-item>
          <text:p text:style-name="P29">Lecture de l’en-tête</text:p>
        </text:list-item>
        <text:list-item>
          <text:p text:style-name="P29">Lecture du contenu audio (et écriture dans le tableau de sortie)</text:p>
          <text:list>
            <text:list-item>
              <text:p text:style-name="P29">Boucle for, pour lire échantillon par échantillon</text:p>
              <text:list>
                <text:list-item>
                  <text:p text:style-name="P29">Conversion des données de little endian vers big endian</text:p>
                </text:list-item>
                <text:list-item>
                  <text:p text:style-name="P29">Conversion des entiers non signés en entiers signés</text:p>
                </text:list-item>
                <text:list-item>
                  <text:p text:style-name="P29">Conversion en flottants et écriture dans le tableau de sortie</text:p>
                </text:list-item>
              </text:list>
            </text:list-item>
          </text:list>
        </text:list-item>
        <text:list-item>
          <text:p text:style-name="P28"><text:span text:style-name="T54">Sortie :</text:span><text:span text:style-name="T20"> tableau de flottants contenant les valeurs des échantillons</text:span></text:p>
        </text:list-item>
        <text:list-item>
          <text:p text:style-name="P31"><text:span text:style-name="T54">Variables importantes :</text:span><text:span text:style-name="T20"> </text:span><text:span text:style-name="T9">double* tableau_sortie</text:span><text:span text:style-name="T20"> ; </text:span><text:span text:style-name="T9">char data_buffer</text:span><text:span text:style-name="T20"> ; </text:span><text:span text:style-name="T9">long num_samples</text:span></text:p>
        </text:list-item>
      </text:list>
      <text:p text:style-name="P7"/>
      <text:p text:style-name="P10"/>
      <text:p text:style-name="P17"><text:span text:style-name="T57">STFT </text:span>DU SIGNAL</text:p>
      <text:p text:style-name="P2"><text:span text:style-name="T66"><text:tab/></text:span><text:span text:style-name="T58">La fonction permettant d’effectuer la stft proprement dite d’un signal est donnée dans le fichier </text:span><text:span text:style-name="T15">stft.c</text:span><text:span text:style-name="T58">. </text:span><text:span text:style-name="T59">L’objectif est ici de créer une fonction </text:span><text:span text:style-name="T18">ligne</text:span><text:span text:style-name="T16">_csv.c</text:span><text:span text:style-name="T59">, qui prend en argument le nom d’un fichier audio et le </text:span><text:span text:style-name="T47">descripteur</text:span><text:span text:style-name="T47"><text:note text:id="ftn1" text:note-class="footnote"><text:note-citation>1</text:note-citation><text:note-body><text:p text:style-name="P18">On utilisera ici le descripteur du fichier à la place de son nom, car on fera appel à cette fonction à plusieurs reprises pendant l’écriture d’un même fichier csv. Ainsi, utiliser le descripteur permet de garder en mémoire la ligne du tableau à laquelle on est.</text:p></text:note-body></text:note></text:span><text:span text:style-name="T59"> du fichier csv dans lequel écrire, </text:span><text:span text:style-name="T60">et écrit la ligne dans le fichier csv correspondant au morceau analysé et ayant subi une transformée de Fourier (la fonction ne renvoie donc rien).</text:span></text:p>
      <text:p text:style-name="P7"><text:tab/><text:span text:style-name="T63">Le tableau </text:span><text:span text:style-name="T19">magnitude</text:span><text:span text:style-name="T63">, obtenu en sortie de </text:span><text:span text:style-name="T19">stft.c</text:span><text:span text:style-name="T63">, représente l’axe temporel en abscisse, et l’axe des fréquences en ordonnée. </text:span><text:span text:style-name="T64">Ainsi, sur une même colonne, donc un même « instant » de l’extrait audio, chaque case représente la magnitude associée à une fréquence donnée. </text:span><text:span text:style-name="T65">Il se lit comme suite : première ligne de gauche à droite, puis deuxième ligne de gauche à droite, etc.</text:span></text:p>
      <text:p text:style-name="P7"><text:tab/><text:span text:style-name="T67">On compresse ensuite ce tableau en vecteur 1D. Pour chaque fréquence (i.e. chaque ligne), on calcule, dans cette ordre, la moyenne et l’écart-type des valeurs obtenues sur l’extrait </text:span><text:span text:style-name="T68">(i.e. sur l’esemble des colonnes)</text:span><text:span text:style-name="T67">.</text:span></text:p>
      <text:p text:style-name="P7"/>
      <text:p text:style-name="P6"><text:span text:style-name="T69">void</text:span> ligne_csv (<text:span text:style-name="T69">char*</text:span> nom_f_audio, FILE* f_csv, <text:span text:style-name="T69">int</text:span> genre)</text:p>
      <text:p text:style-name="P7"/>
      <text:p text:style-name="P1"><text:span text:style-name="T55">P</text:span><text:span text:style-name="T56">lan de </text:span><text:span text:style-name="T6">ligne</text:span><text:span text:style-name="T5">_csv</text:span><text:span text:style-name="T56"> :</text:span></text:p>
      <text:list xml:id="list4269515356" text:style-name="L2">
        <text:list-item>
          <text:p text:style-name="P32">Lecture du fichier audio avec <text:span text:style-name="T1">audioread</text:span>, obtention du tableau des échantillons <text:span text:style-name="T1">wav_data</text:span></text:p>
        </text:list-item>
        <text:list-item>
          <text:p text:style-name="P34"><text:span text:style-name="T61">stft du </text:span><text:span text:style-name="T62">signal</text:span><text:span text:style-name="T61">, obtention de la matrice </text:span><text:span text:style-name="T17">magnitude</text:span></text:p>
        </text:list-item>
        <text:list-item>
          <text:p text:style-name="P37">compression 1D et écriture dans le fichier csv</text:p>
          <text:list>
            <text:list-item>
              <text:p text:style-name="P37">écriture du label correspondant au genre musical</text:p>
            </text:list-item>
            <text:list-item>
              <text:p text:style-name="P38">boucle <text:span text:style-name="T1">for</text:span> sur le nombre de lignes</text:p>
              <text:list>
                <text:list-item>
                  <text:p text:style-name="P38">calcul, via une fonction intermédiaire <text:span text:style-name="T1">mu_sigma</text:span>, de la moyenne et de l’écart-type de la ligne</text:p>
                </text:list-item>
                <text:list-item>
                  <text:p text:style-name="P38">écriture dans le fichier csv</text:p>
                </text:list-item>
              </text:list>
            </text:list-item>
          </text:list>
        </text:list-item>
      </text:list>
      <text:p text:style-name="P7"/>
      <text:p text:style-name="P7">GUIDE DU PROFESSEUR SUR LES ARGUMENTS DE<text:span text:style-name="T30"> </text:span><text:span text:style-name="T2">stft.</text:span><text:span text:style-name="T3">c</text:span></text:p>
      <text:p text:style-name="P16"><text:span text:style-name="Source_20_Text">wav_data</text:span> := signal audio en entrée (sortie de <text:span text:style-name="T1">audioread</text:span>).</text:p>
      <text:p text:style-name="Text_20_body"><text:span text:style-name="Source_20_Text">samples</text:span> := la dimension du tableau magnitude (sortie de stft), elle vaut nCols x nRows = <text:span text:style-name="T1">int( (</text:span><text:span text:style-name="Source_20_Text"><text:span text:style-name="T1">length</text:span></text:span><text:span text:style-name="T1">/(</text:span><text:span text:style-name="Source_20_Text"><text:span text:style-name="T1">windowSize</text:span></text:span><text:span text:style-name="T1">/2))*((</text:span><text:span text:style-name="Source_20_Text"><text:span text:style-name="T1">windowSize</text:span></text:span><text:span text:style-name="T1">/2)+1))</text:span></text:p>
      <text:p text:style-name="Text_20_body"><text:span text:style-name="Source_20_Text">windowSize</text:span> := la taille de la fenêtre, on peut choisir 512 afin d'avoir un vecteur encodé de taille raisonnable.</text:p>
      <text:p text:style-name="Text_20_body"><text:span text:style-name="Source_20_Text">hop_size</text:span> := facteur de recouvrement, 512 (les fenêtres seront disjointes car de la taille de <text:span text:style-name="Source_20_Text">windowSize</text:span>).</text:p>
      <text:p text:style-name="Text_20_body"><text:span text:style-name="Source_20_Text">magnitude</text:span> := sortie de la STFT, il s'agit d'un vecteur 1D de <text:span text:style-name="Source_20_Text">samples</text:span> elements, il représente un tableau 2D où nCols := (<text:span text:style-name="Source_20_Text">length</text:span>/(<text:span text:style-name="Source_20_Text">windowSize</text:span>/2)) et nRows = ((<text:span text:style-name="Source_20_Text">windowSize</text:span>/2)+1)) (c.f. <text:soft-page-break/>construction de la variable <text:span text:style-name="Source_20_Text">samples</text:span>). On peut accéder à l'élément (i, j) de ce tableau en prenant l'élément en position i * nCols + j de <text:span text:style-name="Source_20_Text">magnitude</text:span>.</text:p>
      <text:p text:style-name="Text_20_body"><text:span text:style-name="Source_20_Text">sample_freq</text:span> := fréquence d'échantillonage du signal dans notre base de donnée, elle est de 22050 Hz.</text:p>
      <text:p text:style-name="Text_20_body"><text:span text:style-name="Source_20_Text">length</text:span> := nombre d'échantillons contenus dans le signal audio i.e. taille de <text:span text:style-name="Source_20_Text">wav_data</text:span>.</text:p>
      <text:p text:style-name="Text_20_body"/>
      <text:p text:style-name="P9">FICHIER CSV</text:p>
      <text:p text:style-name="P3"><text:span text:style-name="T51"><text:tab/>Il y a un seul fichier csv. Chaque ligne </text:span><text:span text:style-name="T52">correspond à un unique fichier audio. Elle </text:span><text:span text:style-name="T51">contient, d’abord le chiffre correspondant au genre musical, et ensuite les paires de cases </text:span><text:span text:style-name="T8">mu_k ; sigma_k</text:span><text:span text:style-name="T51">, correspondant aux moyennes et écarts types de</text:span><text:span text:style-name="T70">s poids attribués à </text:span><text:span text:style-name="T71">chaque</text:span><text:span text:style-name="T70"> fréquence le long de l’extrait</text:span><text:span text:style-name="T21">.</text:span></text:p>
      <text:p text:style-name="P15"/>
      <text:p text:style-name="P15"/>
      <text:p text:style-name="P19"><text:span text:style-name="T21">P</text:span><text:span text:style-name="T20">ROGRAMME PYTHON </text:span><text:span text:style-name="T9">classifier.py</text:span></text:p>
      <text:p text:style-name="P22"><text:span text:style-name="T21"><text:tab/></text:span><text:span text:style-name="T24">Ce programme lit le fichier </text:span><text:span text:style-name="T10">features.csv</text:span><text:span text:style-name="T24">,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0">ANALYSE D’UN EXTRAIT AUDIO</text:p>
      <text:p text:style-name="P22"><text:span text:style-name="T21"><text:tab/></text:span><text:span text:style-name="T25">La matrice W et le vecteur B nous sont tous deux données par le programme python d’entraînement de l’algorithme. </text:span><text:span text:style-name="T26">Pour déterminer le genre musical d’un extrait audio donné, on calcule son vecteur </text:span><text:span text:style-name="T11">x</text:span><text:span text:style-name="T26"> contenant, comme dans la première partie du projet, les moyennes et écarts-types de ses poids de décomposition spectrale sur la durée de l’extrait. </text:span><text:span text:style-name="T27">On calcule alors le vecteur<text:line-break/></text:span><text:span text:style-name="T12">res = W . x + b</text:span><text:span text:style-name="T27">, qui donne sa « distance » à chaque genre musical. On sélectionne alors le genre dont l’indice correspond au plus gros coefficient de </text:span><text:span text:style-name="T12">res</text:span><text:span text:style-name="T27">. </text:span></text:p>
      <text:p text:style-name="P24"/>
      <text:p text:style-name="P25"><text:span text:style-name="T27">P</text:span><text:span text:style-name="T20">ROGRAMMES À CODER DANS CETTE PARTIE</text:span></text:p>
      <text:list xml:id="list1434551038" text:style-name="L3">
        <text:list-item>
          <text:p text:style-name="P40"><text:span text:style-name="T9">void operation_matricielle(int n, int p ,double w[][p], double* b, double* x, double** res)</text:span><text:span text:style-name="T20">, qui effectue l’opération <text:s text:c="2"/></text:span><text:span text:style-name="T12">W . x + b</text:span><text:span text:style-name="T20">.</text:span></text:p>
        </text:list-item>
        <text:list-item>
          <text:p text:style-name="P41"><text:span text:style-name="T20">Un fichier .c avec un </text:span><text:span text:style-name="T9">main</text:span><text:span text:style-name="T20">, appelé </text:span><text:span text:style-name="T9">analyse_audio_inconnu</text:span><text:span text:style-name="T20">, qui prend par la ligne de commande le nom d’un fichier audio (situé dans le répertoire courant), et affiche le genre musical proposé pour ce fichier.</text:span></text:p>
        </text:list-item>
        <text:list-item>
          <text:p text:style-name="P42"><text:span text:style-name="T14">void ligne_vect_x(char* nom_f_audio, double* x)</text:span><text:span text:style-name="T29">, </text:span><text:span text:style-name="T28">qui permet de remplir le vecteur </text:span><text:span text:style-name="T13">x</text:span><text:span text:style-name="T28"> correspondant à l’audio inconnu.</text:span></text:p>
        </text:list-item>
      </text:list>
      <text:p text:style-name="P25"><text:span text:style-name="T20"><text:tab/>On nous a donné un programme </text:span><text:span text:style-name="T9">read_array</text:span><text:span text:style-name="T20">, qui prend le pointeur d’un tableau à deux dimensions et le remplit (W) selon ce qui est inscrit dans le fichier csv donné en second argument.</text:span></text:p>
      <text:p text:style-name="P23"/>
      <text:p text:style-name="P4"><text:span text:style-name="T55">P</text:span><text:span text:style-name="T56">lan de </text:span><text:span text:style-name="T6">ligne</text:span><text:span text:style-name="T5">_</text:span><text:span text:style-name="T7">vect_x</text:span><text:span text:style-name="T56"> :</text:span></text:p>
      <text:list xml:id="list222114846273450" text:continue-list="list4269515356" text:style-name="L2">
        <text:list-item>
          <text:p text:style-name="P33">Lecture du fichier audio avec <text:span text:style-name="T1">audioread</text:span>, obtention du tableau des échantillons <text:span text:style-name="T1">wav_data</text:span></text:p>
        </text:list-item>
        <text:list-item>
          <text:p text:style-name="P35"><text:span text:style-name="T61">stft du </text:span><text:span text:style-name="T62">signal</text:span><text:span text:style-name="T61">, obtention de la matrice </text:span><text:span text:style-name="T17">magnitude</text:span></text:p>
        </text:list-item>
        <text:list-item>
          <text:p text:style-name="P35"><text:span text:style-name="T74">compression 1D et écriture </text:span><text:span text:style-name="T48">dans un tableau </text:span><text:span text:style-name="T49">x </text:span><text:span text:style-name="T50">que l’on crée</text:span></text:p>
          <text:list>
            <text:list-item>
              <text:p text:style-name="P39">boucle <text:span text:style-name="T1">for</text:span> sur le nombre de lignes</text:p>
              <text:list>
                <text:list-item>
                  <text:p text:style-name="P39">calcul, via une fonction intermédiaire <text:span text:style-name="T1">mu_sigma</text:span>, de la moyenne et de l’écart-type de la ligne</text:p>
                </text:list-item>
                <text:list-item>
                  <text:p text:style-name="P30">écriture <text:span text:style-name="T48">dans le tableau </text:span><text:span text:style-name="T50">x</text:span></text:p>
                </text:list-item>
              </text:list>
            </text:list-item>
          </text:list>
        </text:list-item>
      </text:list>
      <text:p text:style-name="P23"/>
      <text:p text:style-name="P26"/>
      <text:p text:style-name="P21">AVANCEMENT DU PROJET</text:p>
      <text:p text:style-name="P27">à faire :</text:p>
      <text:list xml:id="list3986498326" text:style-name="L4">
        <text:list-item>
          <text:p text:style-name="P44">faire fonctionner <text:span text:style-name="T72">classifier.py</text:span></text:p>
        </text:list-item>
        <text:list-item>
          <text:p text:style-name="P46"><text:span text:style-name="T73">créer </text:span><text:span text:style-name="T72">read_vector</text:span></text:p>
        </text:list-item>
      </text:list>
      <text:p text:style-name="P47"/>
      <text:p text:style-name="P50">à valider :</text:p>
      <text:list xml:id="list222114916297591" text:continue-numbering="true" text:style-name="L4">
        <text:list-item>
          <text:p text:style-name="P43"><text:span text:style-name="T75">utilisation de</text:span><text:span text:style-name="T76"> </text:span><text:span text:style-name="T77">read_array</text:span></text:p>
        </text:list-item>
        <text:list-item>
          <text:p text:style-name="P51">ligne_vect_x</text:p>
        </text:list-item>
        <text:list-item>
          <text:p text:style-name="P52">operation_matricielle</text:p>
        </text:list-item>
        <text:list-item>
          <text:p text:style-name="P53">indice_maximum</text:p>
        </text:list-item>
      </text:list>
      <text:p text:style-name="P47"/>
      <text:p text:style-name="P27">validé :</text:p>
      <text:list xml:id="list1019768874" text:style-name="L5">
        <text:list-item>
          <text:p text:style-name="P45">création du fichier <text:span text:style-name="T72">features.csv</text:span><text:span text:style-name="T73"> à partir de la bibliothèque audio</text:span></text:p>
          <text:list>
            <text:list-item>
              <text:p text:style-name="P54">mu_et_sigma</text:p>
            </text:list-item>
            <text:list-item>
              <text:p text:style-name="P54">audioread</text:p>
            </text:list-item>
            <text:list-item>
              <text:p text:style-name="P55">ligne_csv</text:p>
            </text:list-item>
            <text:list-item>
              <text:p text:style-name="P49">utilisation de <text:span text:style-name="T72">stft</text:span></text:p>
            </text:list-item>
          </text:list>
        </text:list-item>
      </text:list>
      <text:p text:style-name="P48"/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6.00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15:05:11.791844910</meta:creation-date>
    <meta:generator>LibreOffice/6.4.7.2$Linux_X86_64 LibreOffice_project/40$Build-2</meta:generator>
    <dc:date>2022-05-22T22:21:04.603720437</dc:date>
    <meta:editing-duration>PT7H54M14S</meta:editing-duration>
    <meta:editing-cycles>79</meta:editing-cycles>
    <meta:document-statistic meta:table-count="0" meta:image-count="0" meta:object-count="0" meta:page-count="6" meta:paragraph-count="70" meta:word-count="975" meta:character-count="5819" meta:non-whitespace-character-count="4940"/>
  </office:meta>
</office:document-meta>
</file>